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IranNastaliq" svg:font-family="IranNastaliq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normal" officeooo:rsid="001fdf3e" officeooo:paragraph-rsid="001fdf3e" style:font-weight-asian="normal" style:font-size-complex="2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officeooo:rsid="001bb50d" officeooo:paragraph-rsid="001bb50d" style:font-name-complex="IranNastaliq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bb50d" officeooo:paragraph-rsid="001bb50d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fdf3e" officeooo:paragraph-rsid="001fdf3e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c2bc2" officeooo:paragraph-rsid="001c2bc2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dee90" officeooo:paragraph-rsid="001dee90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f09db" officeooo:paragraph-rsid="001f09db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c2bc2" officeooo:paragraph-rsid="001c2bc2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dee90" officeooo:paragraph-rsid="001dee90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f09db" officeooo:paragraph-rsid="001f09db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officeooo:rsid="001bb50d" officeooo:paragraph-rsid="001bb50d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1fdf3e" officeooo:paragraph-rsid="001fdf3e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22pt" fo:font-weight="bold" officeooo:rsid="001bb50d" officeooo:paragraph-rsid="001fdf3e" style:font-weight-asian="bold" style:font-size-complex="2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2pt" officeooo:rsid="001bb50d" officeooo:paragraph-rsid="001fdf3e" style:font-size-complex="24pt"/>
    </style:style>
    <style:style style:name="P15" style:family="paragraph" style:parent-style-name="Standard">
      <style:paragraph-properties fo:text-align="center" style:justify-single-word="false"/>
      <style:text-properties fo:font-size="26pt" fo:font-weight="bold" officeooo:rsid="001fdf3e" officeooo:paragraph-rsid="001fdf3e" style:font-weight-asian="bold" style:font-size-complex="2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8pt" fo:font-weight="bold" officeooo:rsid="001fdf3e" officeooo:paragraph-rsid="001fdf3e" style:font-weight-asian="bold" style:font-size-complex="2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30pt" fo:font-weight="bold" officeooo:rsid="001fdf3e" officeooo:paragraph-rsid="001fdf3e" style:font-weight-asian="bold" style:font-size-complex="3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0pt" officeooo:rsid="001bb50d" officeooo:paragraph-rsid="001bb50d" style:font-size-complex="12pt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16pt" officeooo:rsid="001f09db" officeooo:paragraph-rsid="001f09db" style:font-size-complex="16pt"/>
    </style:style>
    <style:style style:name="T1" style:family="text">
      <style:text-properties officeooo:rsid="001dee90"/>
    </style:style>
    <style:style style:name="T2" style:family="text">
      <style:text-properties officeooo:rsid="001fdf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df3e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officeooo:rsid="002228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به نام خدا</text:p>
      <text:p text:style-name="P3"/>
      <text:p text:style-name="P17">Certificate of Participation</text:p>
      <text:p text:style-name="P18"/>
      <text:p text:style-name="P11"/>
      <text:p text:style-name="P15">Mohammad R. Tayyebi</text:p>
      <text:p text:style-name="P12">is thanked for their participation at</text:p>
      <text:p text:style-name="P13">Full-Stack Development Course,</text:p>
      <text:p text:style-name="P14"><text:span text:style-name="T3">Bu-Ali Sina University, </text:span><text:span text:style-name="T4">Summer 2019</text:span></text:p>
      <text:p text:style-name="P1">and awarded as</text:p>
      <text:p text:style-name="P16">3<text:span text:style-name="T5">rd</text:span> Place</text:p>
      <text:p text:style-name="P4">With focus on following skills:</text:p>
      <text:p text:style-name="P4"/>
      <text:p text:style-name="P8">Software Engineering Knowledge</text:p>
      <text:p text:style-name="P5">- Design Patterns: <text:span text:style-name="T1">Model-View-Controller, Model-View-Presenter</text:span></text:p>
      <text:p text:style-name="P5">- <text:span text:style-name="T1">Multi-Tier Architecture</text:span></text:p>
      <text:p text:style-name="P5">- <text:span text:style-name="T1">Unified Modeling Language: Entity Relationship Diagrams, Class Diagram, Activity Diagram, Use Case Diagram.</text:span></text:p>
      <text:p text:style-name="P5"/>
      <text:p text:style-name="P9">Back-end Development Skills</text:p>
      <text:p text:style-name="P6">- PHP Programming</text:p>
      <text:p text:style-name="P6">- Design of RESTful Application Programming Interface</text:p>
      <text:p text:style-name="P7">- Implementation of MVC Architecture</text:p>
      <text:p text:style-name="P7"/>
      <text:p text:style-name="P10">Front-end Development Skills</text:p>
      <text:p text:style-name="P7">- HTML5 and basics of Search Engine Optimization</text:p>
      <text:p text:style-name="P7">- CSS3 and Bootstrap</text:p>
      <text:p text:style-name="P7">- JavaScript and jQuery</text:p>
      <text:p text:style-name="P7">- Implement API in application</text:p>
      <text:p text:style-name="P7"/>
      <text:p text:style-name="P10">Android Development Skills</text:p>
      <text:p text:style-name="P19">- Implementation of MVP Architecture</text:p>
      <text:p text:style-name="P19">- HTTP Clients and RESTful Communication</text:p>
      <text:p text:style-name="P19">- Basics of Standard UI/UX Desig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IranNastaliq" svg:font-family="IranNastaliq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307in" fo:margin-bottom="0.0618in" fo:margin-left="0.4429in" fo:margin-right="0.30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0:26:47.009133146</meta:creation-date>
    <dc:date>2019-09-26T10:13:45.219711695</dc:date>
    <meta:editing-duration>PT17M1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20" meta:character-count="856" meta:non-whitespace-character-count="762"/>
  </office:meta>
</office:document-meta>
</file>